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contextual-spacing="false" fo:text-align="start" style:justify-single-word="false"/>
      <style:text-properties style:font-name="DejaVu Serif" fo:font-size="18pt" officeooo:rsid="0026060f" officeooo:paragraph-rsid="0026060f" style:font-size-asian="18pt" style:font-size-complex="18pt"/>
    </style:style>
    <style:style style:name="P2" style:family="paragraph" style:parent-style-name="Standard">
      <style:paragraph-properties fo:margin-top="0cm" fo:margin-bottom="0.499cm" style:contextual-spacing="false" fo:text-align="start" style:justify-single-word="false" fo:break-before="page"/>
      <style:text-properties style:font-name="DejaVu Serif" fo:font-size="18pt" officeooo:rsid="00285f32" officeooo:paragraph-rsid="00285f32" style:font-size-asian="18pt" style:font-size-complex="18pt"/>
    </style:style>
    <style:style style:name="P3" style:family="paragraph" style:parent-style-name="Standard">
      <style:paragraph-properties fo:text-align="start" style:justify-single-word="false"/>
      <style:text-properties style:font-name="DejaVu Serif" fo:font-size="7.5pt" officeooo:rsid="0026060f" officeooo:paragraph-rsid="0026060f" style:font-size-asian="7.5pt" style:font-size-complex="7.5pt"/>
    </style:style>
    <style:style style:name="P4" style:family="paragraph" style:parent-style-name="Standard">
      <style:paragraph-properties fo:text-align="start" style:justify-single-word="false"/>
      <style:text-properties style:font-name="DejaVu Serif" fo:font-size="7.5pt" officeooo:rsid="0026060f" officeooo:paragraph-rsid="0029602f" style:font-size-asian="7.5pt" style:font-size-complex="7.5pt"/>
    </style:style>
    <style:style style:name="P5" style:family="paragraph" style:parent-style-name="Standard">
      <style:paragraph-properties fo:text-align="start" style:justify-single-word="false"/>
      <style:text-properties style:font-name="DejaVu Serif" fo:font-size="7.5pt" officeooo:rsid="001f0f78" officeooo:paragraph-rsid="00285f32" style:font-size-asian="7.5pt" style:font-size-complex="7.5pt"/>
    </style:style>
    <style:style style:name="P6" style:family="paragraph" style:parent-style-name="Standard">
      <style:paragraph-properties fo:text-align="start" style:justify-single-word="false"/>
      <style:text-properties style:font-name="DejaVu Serif" fo:font-size="7.5pt" officeooo:rsid="0026937f" officeooo:paragraph-rsid="0026937f" style:font-size-asian="7.5pt" style:font-size-complex="7.5pt"/>
    </style:style>
    <style:style style:name="P7" style:family="paragraph" style:parent-style-name="Standard">
      <style:paragraph-properties fo:text-align="start" style:justify-single-word="false"/>
      <style:text-properties style:font-name="DejaVu Serif" fo:font-size="7.5pt" officeooo:rsid="0026937f" officeooo:paragraph-rsid="00285f32" style:font-size-asian="7.5pt" style:font-size-complex="7.5pt"/>
    </style:style>
    <style:style style:name="P8" style:family="paragraph" style:parent-style-name="Standard">
      <style:paragraph-properties fo:text-align="start" style:justify-single-word="false"/>
      <style:text-properties style:font-name="DejaVu Serif" fo:font-size="7.5pt" style:text-underline-style="solid" style:text-underline-width="auto" style:text-underline-color="font-color" officeooo:rsid="0026060f" officeooo:paragraph-rsid="0026060f" style:font-size-asian="7.5pt" style:font-size-complex="7.5pt"/>
    </style:style>
    <style:style style:name="P9" style:family="paragraph" style:parent-style-name="Standard">
      <style:paragraph-properties fo:text-align="start" style:justify-single-word="false"/>
      <style:text-properties style:font-name="DejaVu Serif" fo:font-size="7.5pt" style:text-underline-style="solid" style:text-underline-width="auto" style:text-underline-color="font-color" officeooo:rsid="0026937f" officeooo:paragraph-rsid="0026937f" style:font-size-asian="7.5pt" style:font-size-complex="7.5pt"/>
    </style:style>
    <style:style style:name="P10" style:family="paragraph" style:parent-style-name="Standard">
      <style:paragraph-properties fo:text-align="start" style:justify-single-word="false"/>
      <style:text-properties style:font-name="DejaVu Serif" fo:font-size="7.5pt" officeooo:rsid="0026060f" officeooo:paragraph-rsid="0026937f" style:font-size-asian="7.5pt" style:font-size-complex="7.5pt"/>
    </style:style>
    <style:style style:name="P11" style:family="paragraph" style:parent-style-name="Standard">
      <style:paragraph-properties fo:text-align="start" style:justify-single-word="false"/>
      <style:text-properties style:font-name="DejaVu Serif" fo:font-size="7.5pt" officeooo:rsid="0026060f" officeooo:paragraph-rsid="002a1e5c" style:font-size-asian="7.5pt" style:font-size-complex="7.5pt"/>
    </style:style>
    <style:style style:name="P12" style:family="paragraph" style:parent-style-name="Standard">
      <style:paragraph-properties fo:text-align="start" style:justify-single-word="false"/>
      <style:text-properties style:font-name="DejaVu Serif" fo:font-size="7.5pt" officeooo:rsid="0026060f" officeooo:paragraph-rsid="0026060f" style:font-size-asian="7.5pt" style:font-size-complex="7.5pt"/>
    </style:style>
    <style:style style:name="P13" style:family="paragraph" style:parent-style-name="Standard">
      <style:paragraph-properties fo:text-align="start" style:justify-single-word="false"/>
      <style:text-properties officeooo:paragraph-rsid="002a1e5c"/>
    </style:style>
    <style:style style:name="P14" style:family="paragraph" style:parent-style-name="Standard">
      <style:paragraph-properties fo:margin-top="0cm" fo:margin-bottom="0.499cm" style:contextual-spacing="false" fo:text-align="start" style:justify-single-word="false" fo:break-before="column"/>
      <style:text-properties style:font-name="DejaVu Serif" fo:font-size="18pt" officeooo:rsid="0026060f" officeooo:paragraph-rsid="002a1e5c" style:font-size-asian="18pt" style:font-size-complex="18pt"/>
    </style:style>
    <style:style style:name="T1" style:family="text">
      <style:text-properties officeooo:rsid="001f616d"/>
    </style:style>
    <style:style style:name="T2" style:family="text">
      <style:text-properties officeooo:rsid="0026060f"/>
    </style:style>
    <style:style style:name="T3" style:family="text">
      <style:text-properties officeooo:rsid="0026937f"/>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6937f"/>
    </style:style>
    <style:style style:name="T6" style:family="text">
      <style:text-properties officeooo:rsid="0029602f"/>
    </style:style>
    <style:style style:name="T7" style:family="text">
      <style:text-properties style:font-name="DejaVu Serif" fo:font-size="7.5pt" style:text-underline-style="solid" style:text-underline-width="auto" style:text-underline-color="font-color" officeooo:rsid="002a1e5c" style:font-size-asian="7.5pt" style:font-size-complex="7.5pt"/>
    </style:style>
    <style:style style:name="T8" style:family="text">
      <style:text-properties style:font-name="DejaVu Serif" fo:font-size="7.5pt" officeooo:rsid="002a1e5c" style:font-size-asian="7.5pt" style:font-size-complex="7.5pt"/>
    </style:style>
    <style:style style:name="T9" style:family="text">
      <style:text-properties style:font-name="DejaVu Serif" fo:font-size="7.5pt" officeooo:rsid="002b33a7" style:font-size-asian="7.5pt" style:font-size-complex="7.5pt"/>
    </style:style>
    <style:style style:name="T10" style:family="text">
      <style:text-properties officeooo:rsid="002a1e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ophon</text:p>
      <text:p text:style-name="P9">Participants :</text:p>
      <text:p text:style-name="P6">전혜림 Jeon (Matilda) Hye Rim, </text:p>
      <text:p text:style-name="P6">구운회 Gu Wun Hyoi, </text:p>
      <text:p text:style-name="P6">김명곤 Kim Myeng Gon, </text:p>
      <text:p text:style-name="P6">정경빈 Jeong Kyung Bin, </text:p>
      <text:p text:style-name="P6">서수호 Seo Soo Ho, </text:p>
      <text:p text:style-name="P6">안종민 Ahn Jong Min, </text:p>
      <text:p text:style-name="P6">조은지 Jo Eunji, </text:p>
      <text:p text:style-name="P6">데이비드 David Dahan, </text:p>
      <text:p text:style-name="P6">안유 Ahnu Ahn, </text:p>
      <text:p text:style-name="P6">손지선 Ji Sun Son, </text:p>
      <text:p text:style-name="P6">루디 Ludivine Loiseau, </text:p>
      <text:p text:style-name="P6">피에르 Pierre Huyghebaert, </text:p>
      <text:p text:style-name="P6">사라 Sarah Magnan, </text:p>
      <text:p text:style-name="P6">콜럼 Colm O'Neill,</text:p>
      <text:p text:style-name="P3"/>
      <text:p text:style-name="P11"><text:span text:style-name="T10">This publication was printed and binded on the 4th of October.</text:span></text:p>
      <text:p text:style-name="P11"><text:span text:style-name="T10"/></text:p>
      <text:p text:style-name="P13"><text:span text:style-name="T8">You can download a pdf version of this brochure, all files, </text:span><text:span text:style-name="T9">how to manuals and notes,</text:span><text:span text:style-name="T8"> and maybe even the future productions around it on<text:line-break/></text:span><text:span text:style-name="T7">http://osp.constantvzw.org/<text:line-break/>workshop/typojanchi-seoul</text:span></text:p>
      <text:p text:style-name="P10"><text:span text:style-name="T4"/></text:p>
      <text:p text:style-name="P14"/>
      <text:p text:style-name="P11"><text:span text:style-name="T4">Curator : </text:span><text:line-break/><text:span text:style-name="T3">유지원 </text:span>Na Kim</text:p>
      <text:p text:style-name="P3"/>
      <text:p text:style-name="P8">Coordinator :</text:p>
      <text:p text:style-name="P4"><text:span text:style-name="T3">전영주 Em</text:span><text:span text:style-name="T6">i</text:span><text:span text:style-name="T3">ly</text:span><text:span text:style-name="T6"> Young Joo</text:span> <text:span text:style-name="T6">Jeon</text:span></text:p>
      <text:p text:style-name="P3"/>
      <text:p text:style-name="P3">All pictures</text:p>
      <text:p text:style-name="P3">http://ospublish.constantvzw.org/<text:line-break/>images/Typojanchi-Seoul-2013</text:p>
      <text:p text:style-name="P3"/>
      <text:p text:style-name="P5"><text:span text:style-name="T2">Thanks to Typojanchi !</text:span><text:span text:style-name="T1"> </text:span></text:p>
      <text:p text:style-name="P2">Licence</text:p>
      <text:p text:style-name="P7">This publication is © by the participants of the workshop</text:p>
      <text:p text:style-name="P6">unless noted otherwise. </text:p>
      <text:p text:style-name="P6"/>
      <text:p text:style-name="P6">The picture seems to be public domain, or of fair use. </text:p>
      <text:p text:style-name="P6"/>
      <text:p text:style-name="P6">As the copyright holders, we open up these materials for your to use if you want to. </text:p>
      <text:p text:style-name="P6"/>
      <text:p text:style-name="P6">Different types of materials have different licenses. This is to be accomodating to different use cases and cultures that have arisen around different digital formats. </text:p>
      <text:p text:style-name="P6"/>
      <text:p text:style-name="P6">The licenses we use are copyleft. That means that you are free to reuse, modify and redistribute our materials, and that you are also allowed to make money doing so. You have to, however, redistribute your own variants under the same license. This means that the ecology of sharing is stimulated. </text:p>
      <text:p text:style-name="P6"/>
      <text:p text:style-name="P6">All texts written in natural languages, and all drawings and visual designs, are dual licensed under the Free Art License and Creative Commons Share Alike. </text:p>
      <text:p text:style-name="P6">- The Free Art License, because we feel that the spirit of its beautiful and simple seems the closest as the way we think creation can be shared. </text:p>
      <text:p text:style-name="P6">- Creative Commons, because a lot of people take part in this ecosystem. </text:p>
      <text:p text:style-name="P6">If you modify our work, you are free to license your version under either of them (or both). </text:p>
      <text:p text:style-name="P6"/>
      <text:p text:style-name="P6"/>
      <text:p text:style-name="P6"/>
      <text:p text:style-name="P6">As our Lafkon state : "This work contains material which may be subject to trademark laws in one or more jurisdictions. Before using this content, please ensure that you have the right to use it under the laws which apply in the circumstances of your intended use." </text:p>
      <text:p text:style-name="P6"/>
      <text:p text:style-name="P6">And they explain it with "We try to keep some way of a sense-making <text:s/>differentiation for different copyrights of different files. this <text:s/>disclaimer is like the standard disclaimer for files that contain things <text:s/>we've not created ourselves (like some logos) or we are not sure <text:s/>wether to put in under our standard licensing. Since we do <text:s/>not want to exclude these files from download, we put the disclaimer." </text:p>
      <text:p text:style-name="P6"/>
      <text:p text:style-name="P6">If you are not certain of the license of a file that you want to re-use, <text:s/>please feel free to ask us directly by email: &lt;mail@osp.constantvzw.org&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101cm" fo:margin-bottom="4.2cm" fo:margin-left="1.499cm" fo:margin-right="3cm" style:shadow="none" fo:background-color="transparent" style:writing-mode="lr-tb" style:footnote-max-height="0cm">
        <style:background-image/>
        <style:columns fo:column-count="2">
          <style:column style:rel-width="2920*" fo:start-indent="0cm" fo:end-indent="0.249cm"/>
          <style:column style:rel-width="29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4.0.2.2$Linux_X86_64 LibreOffice_project/400m0$Build-2</meta:generator>
    <dc:date>2013-10-04T13:32:03</dc:date>
    <meta:editing-duration>PT7M5S</meta:editing-duration>
    <meta:editing-cycles>8</meta:editing-cycles>
    <meta:document-statistic meta:table-count="0" meta:image-count="0" meta:object-count="0" meta:page-count="2" meta:paragraph-count="38" meta:word-count="483" meta:character-count="2669" meta:non-whitespace-character-count="2220"/>
  </office:meta>
</office:document-meta>
</file>